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fill-color="#b2b2b2" draw:textarea-horizontal-align="justify" draw:textarea-vertical-align="middle" draw:auto-grow-height="false" fo:min-height="18.994cm" fo:min-width="11.698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6.798cm" fo:min-width="22.911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6.645cm" fo:min-width="6.622cm"/>
    </style:style>
    <style:style style:name="gr4" style:family="graphic" style:parent-style-name="standard">
      <style:graphic-properties draw:fill="solid" draw:fill-color="#fcd4d1" draw:textarea-horizontal-align="justify" draw:textarea-vertical-align="middle" draw:auto-grow-height="false" fo:min-height="6.872cm" fo:min-width="5.258cm"/>
    </style:style>
    <style:style style:name="gr5" style:family="graphic" style:parent-style-name="standard">
      <style:graphic-properties draw:textarea-horizontal-align="justify" draw:textarea-vertical-align="middle" draw:auto-grow-height="false" fo:min-height="1.314cm" fo:min-width="3.061cm"/>
    </style:style>
    <style:style style:name="gr6" style:family="graphic" style:parent-style-name="standard">
      <style:graphic-properties draw:textarea-horizontal-align="justify" draw:textarea-vertical-align="middle" draw:auto-grow-height="false" fo:min-height="1.313cm" fo:min-width="3.062cm"/>
    </style:style>
    <style:style style:name="gr7" style:family="graphic" style:parent-style-name="standard">
      <style:graphic-properties draw:textarea-horizontal-align="justify" draw:textarea-vertical-align="middle" draw:auto-grow-height="false" fo:min-height="2.327cm" fo:min-width="3.396cm"/>
    </style:style>
    <style:style style:name="gr8" style:family="graphic" style:parent-style-name="standard">
      <style:graphic-properties draw:textarea-horizontal-align="justify" draw:textarea-vertical-align="middle" draw:auto-grow-height="false" fo:min-height="1.115cm" fo:min-width="3.396cm"/>
    </style:style>
    <style:style style:name="gr9" style:family="graphic" style:parent-style-name="standard">
      <style:graphic-properties draw:textarea-horizontal-align="justify" draw:textarea-vertical-align="middle" draw:auto-grow-height="false" fo:min-height="5.205cm" fo:min-width="5.107cm"/>
    </style:style>
    <style:style style:name="gr10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textarea-horizontal-align="justify" draw:textarea-vertical-align="middle" draw:auto-grow-height="false" fo:min-height="1.829cm" fo:min-width="4.424cm"/>
    </style:style>
    <style:style style:name="gr12" style:family="graphic" style:parent-style-name="objectwithoutfill">
      <style:graphic-properties svg:stroke-width="0.212cm" svg:stroke-color="#00a65d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textarea-horizontal-align="justify" draw:textarea-vertical-align="middle" draw:auto-grow-height="false" fo:min-height="1.114cm" fo:min-width="3.396cm"/>
    </style:style>
    <style:style style:name="gr14" style:family="graphic" style:parent-style-name="standard">
      <style:graphic-properties draw:fill-color="#fff9ae" draw:textarea-horizontal-align="justify" draw:textarea-vertical-align="middle" draw:auto-grow-height="false" fo:min-height="1.569cm" fo:min-width="3.97cm"/>
    </style:style>
    <style:style style:name="gr15" style:family="graphic" style:parent-style-name="standard">
      <style:graphic-properties draw:textarea-horizontal-align="justify" draw:textarea-vertical-align="middle" draw:auto-grow-height="false" fo:min-height="2.1cm" fo:min-width="4.652cm"/>
    </style:style>
    <style:style style:name="gr16" style:family="graphic" style:parent-style-name="standard">
      <style:graphic-properties draw:textarea-horizontal-align="justify" draw:textarea-vertical-align="middle" draw:auto-grow-height="false" fo:min-height="2.098cm" fo:min-width="4.652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-color="#f7a19a" draw:textarea-horizontal-align="justify" draw:textarea-vertical-align="middle" draw:auto-grow-height="false" fo:min-height="0.659cm" fo:min-width="2.683cm"/>
    </style:style>
    <style:style style:name="gr19" style:family="graphic" style:parent-style-name="standard">
      <style:graphic-properties draw:fill-color="#c2e0ae" draw:textarea-horizontal-align="justify" draw:textarea-vertical-align="middle" draw:auto-grow-height="false" fo:min-height="1.266cm" fo:min-width="5.0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22" style:family="graphic" style:parent-style-name="standard">
      <style:graphic-properties draw:stroke="none" svg:stroke-color="#000000" draw:fill="none" draw:fill-color="#ffffff" fo:min-height="0.945cm"/>
    </style:style>
    <style:style style:name="gr23" style:family="graphic" style:parent-style-name="standard">
      <style:graphic-properties draw:fill-color="#c2e0ae" draw:textarea-horizontal-align="justify" draw:textarea-vertical-align="middle" draw:auto-grow-height="false" fo:min-height="1.72cm" fo:min-width="5.637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4.8cm"/>
    </style:style>
    <style:style style:name="gr25" style:family="graphic" style:parent-style-name="standard">
      <style:graphic-properties draw:fill-color="#f7a19a" draw:textarea-horizontal-align="justify" draw:textarea-vertical-align="middle" draw:auto-grow-height="false" fo:min-height="0.459cm" fo:min-width="5.783cm"/>
    </style:style>
    <style:style style:name="P1" style:family="paragraph">
      <loext:graphic-properties draw:fill-color="#b2b2b2"/>
      <style:paragraph-properties fo:text-align="center"/>
      <style:text-properties fo:font-size="14pt"/>
    </style:style>
    <style:style style:name="P2" style:family="paragraph">
      <loext:graphic-properties draw:fill-color="#adc5e7"/>
      <style:paragraph-properties fo:text-align="center"/>
      <style:text-properties fo:font-size="14pt"/>
    </style:style>
    <style:style style:name="P3" style:family="paragraph">
      <loext:graphic-properties draw:fill="solid" draw:fill-color="#fcd4d1"/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/>
      <style:paragraph-properties fo:margin-top="0cm" fo:margin-bottom="0cm" fo:text-align="center"/>
      <style:text-properties fo:font-size="14pt" style:font-size-asian="24pt" style:font-size-complex="24pt"/>
    </style:style>
    <style:style style:name="P7" style:family="paragraph">
      <loext:graphic-properties draw:fill="none"/>
      <style:paragraph-properties fo:text-align="center"/>
      <style:text-properties fo:font-size="14pt"/>
    </style:style>
    <style:style style:name="P8" style:family="paragraph">
      <loext:graphic-properties draw:fill-color="#fff9ae"/>
      <style:paragraph-properties fo:text-align="center"/>
      <style:text-properties fo:font-size="14pt"/>
    </style:style>
    <style:style style:name="P9" style:family="paragraph">
      <loext:graphic-properties draw:fill-color="#f7a19a"/>
      <style:paragraph-properties fo:text-align="center"/>
      <style:text-properties fo:font-size="14pt"/>
    </style:style>
    <style:style style:name="P10" style:family="paragraph">
      <loext:graphic-properties draw:fill-color="#c2e0ae"/>
      <style:paragraph-properties fo:text-align="center"/>
      <style:text-properties fo:font-size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8cm" svg:height="19.244cm" svg:x="26.801cm" svg:y="5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3.411cm" svg:height="17.048cm" svg:x="2.499cm" svg:y="5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7.122cm" svg:height="6.895cm" svg:x="18.088cm" svg:y="6.463cm">
          <draw:glue-point draw:id="4" svg:x="-5cm" svg:y="-2.252cm"/>
          <draw:glue-point draw:id="5" svg:x="-5cm" svg:y="2.142cm"/>
          <draw:glue-point draw:id="6" svg:x="5cm" svg:y="-2.692cm"/>
          <draw:glue-point draw:id="7" svg:x="5.001cm" svg:y="2.362cm"/>
          <draw:glue-point draw:id="8" svg:x="-4.844cm" svg:y="-4.07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7.122cm" svg:height="6.895cm" svg:x="30.817cm" svg:y="6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58cm" svg:height="7.122cm" svg:x="31.574cm" svg:y="16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58cm" svg:height="7.122cm" svg:x="18.77cm" svg:y="1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3.56cm" svg:height="2.501cm" svg:x="32.636cm" svg:y="17.298cm">
          <text:p text:style-name="P4"><text:span text:style-name="T1">Main 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5" xml:id="id5" draw:id="id5" draw:layer="layout" svg:width="3.561cm" svg:height="2.5cm" svg:x="19.869cm" svg:y="14.874cm">
          <text:p text:style-name="P4"><text:span text:style-name="T1">Renderer 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3.896cm" svg:height="2.577cm" svg:x="19.625cm" svg:y="7.144cm">
          <draw:glue-point draw:id="4" svg:x="-4.918cm" svg:y="-2.777cm"/>
          <draw:glue-point draw:id="5" svg:x="-4.918cm" svg:y="2.222cm"/>
          <draw:glue-point draw:id="6" svg:x="5.001cm" svg:y="-2.222cm"/>
          <draw:glue-point draw:id="7" svg:x="5.001cm" svg:y="2.222cm"/>
          <text:p text:style-name="P4"><text:span text:style-name="T1">store.disp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896cm" svg:height="1.365cm" svg:x="32.468cm" svg:y="7.826cm">
          <text:p text:style-name="P4"><text:span text:style-name="T1">store.disp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" draw:id="id1" draw:layer="layout" svg:width="5.607cm" svg:height="5.455cm" svg:x="3.292cm" svg:y="8.744cm">
          <draw:glue-point draw:id="4" svg:x="2.837cm" svg:y="5cm"/>
          <draw:glue-point draw:id="5" svg:x="-2.162cm" svg:y="5cm"/>
          <draw:glue-point draw:id="6" svg:x="5cm" svg:y="2.638cm"/>
          <text:p text:style-name="P4"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curve" svg:x1="8.899cm" svg:y1="11.471cm" svg:x2="18.088cm" svg:y2="8.358cm" draw:start-shape="id1" draw:start-glue-point="1" draw:end-shape="id2" draw:end-glue-point="4" svg:d="M8899 11471c6891 0 2297-3113 9189-3113" svg:viewBox="0 0 9190 3114">
          <text:p/>
        </draw:connector>
        <draw:custom-shape draw:style-name="gr11" draw:text-style-name="P5" draw:layer="layout" svg:width="4.924cm" svg:height="2.079cm" svg:x="31.954cm" svg:y="10.445cm">
          <text:p text:style-name="P4"><text:span text:style-name="T1">sagas/epics</text:span></text:p>
          <text:p text:style-name="P4"><text:span text:style-name="T1">e.g. initializationSa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curve" svg:x1="25.21cm" svg:y1="8.054cm" svg:x2="34.378cm" svg:y2="6.69cm" draw:start-shape="id2" draw:start-glue-point="6" draw:end-shape="id3" draw:end-glue-point="0" svg:d="M25210 8054c4206 0 3504-934 4745-1463s4423-654 4423 99" svg:viewBox="0 0 9169 1895">
          <text:p/>
        </draw:connector>
        <draw:connector draw:style-name="gr12" draw:text-style-name="P7" draw:layer="layout" draw:type="curve" svg:x1="34.378cm" svg:y1="13.585cm" svg:x2="34.416cm" svg:y2="17.298cm" draw:start-shape="id3" draw:start-glue-point="2" draw:end-shape="id4" svg:d="M34378 13585c0 2784 38 928 38 3713" svg:viewBox="0 0 39 3714">
          <text:p/>
        </draw:connector>
        <draw:connector draw:style-name="gr12" draw:text-style-name="P7" draw:layer="layout" draw:type="curve" svg:x1="34.378cm" svg:y1="13.585cm" svg:x2="25.21cm" svg:y2="11.538cm" draw:start-shape="id3" draw:start-glue-point="2" draw:end-shape="id2" draw:end-glue-point="7" svg:d="M34378 13585c0 750-3182 625-4423-74s-539-1973-4745-1973" svg:viewBox="0 0 9169 2557">
          <text:p/>
        </draw:connector>
        <draw:connector draw:style-name="gr12" draw:text-style-name="P7" draw:layer="layout" draw:type="curve" svg:x1="21.649cm" svg:y1="13.358cm" svg:x2="21.649cm" svg:y2="14.874cm" draw:start-shape="id2" draw:start-glue-point="2" draw:end-shape="id5" svg:d="M21649 13358v1516" svg:viewBox="0 0 1 1517">
          <text:p/>
        </draw:connector>
        <draw:custom-shape draw:style-name="gr13" draw:text-style-name="P5" draw:layer="layout" svg:width="3.896cm" svg:height="1.364cm" svg:x="19.625cm" svg:y="11.009cm">
          <draw:glue-point draw:id="4" svg:x="-4.918cm" svg:y="-2.777cm"/>
          <draw:glue-point draw:id="5" svg:x="-4.918cm" svg:y="2.222cm"/>
          <text:p text:style-name="P4"><text:span text:style-name="T1">navSa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6" draw:id="id6" draw:layer="layout" svg:width="4.47cm" svg:height="1.819cm" svg:x="24.225cm" svg:y="25.48cm">
          <text:p text:style-name="P4"><text:span text:style-name="T1">Shared Reducers:</text:span></text:p>
          <text:p text:style-name="P4"><text:span text:style-name="T1">sync</text:span></text:p>
          <text:p text:style-name="P4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7" draw:id="id7" draw:layer="layout" svg:width="5.152cm" svg:height="2.35cm" svg:x="19.073cm" svg:y="18.585cm">
          <text:p text:style-name="P4"><text:span text:style-name="T1">Reducer:</text:span></text:p>
          <text:p text:style-name="P4"><text:span text:style-name="T1">Shared reducers +</text:span></text:p>
          <text:p text:style-name="P4"><text:span text:style-name="T1">router redu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8" draw:id="id8" draw:layer="layout" svg:width="5.152cm" svg:height="2.348cm" svg:x="31.877cm" svg:y="21.01cm">
          <text:p text:style-name="P4"><text:span text:style-name="T1">Reducer:</text:span></text:p>
          <text:p text:style-name="P4"><text:span text:style-name="T1">Shared reduc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7" draw:layer="layout" draw:type="curve" svg:x1="24.225cm" svg:y1="26.389cm" svg:x2="21.649cm" svg:y2="20.935cm" draw:start-shape="id6" draw:start-glue-point="3" draw:end-shape="id7" svg:d="M24225 26389c-1718 0-2576-1818-2576-5454" svg:viewBox="0 0 2577 5455">
          <text:p/>
        </draw:connector>
        <draw:connector draw:style-name="gr17" draw:text-style-name="P7" draw:layer="layout" draw:type="curve" svg:x1="28.695cm" svg:y1="26.389cm" svg:x2="34.453cm" svg:y2="23.358cm" draw:start-shape="id6" draw:start-glue-point="1" draw:end-shape="id8" draw:end-glue-point="2" svg:d="M28695 26389c3839 0 5758-1010 5758-3031" svg:viewBox="0 0 5759 3032">
          <text:p/>
        </draw:connector>
        <draw:custom-shape draw:style-name="gr18" draw:text-style-name="P9" draw:layer="layout" svg:width="3.183cm" svg:height="0.909cm" svg:x="9.899cm" svg:y="9.79cm">
          <text:p text:style-name="P4"><text:span text:style-name="T1">Normal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draw:type="curve" svg:x1="8.898cm" svg:y1="12.91cm" svg:x2="18.088cm" svg:y2="11.386cm" draw:start-shape="id1" draw:start-glue-point="6" draw:end-shape="id2" draw:end-glue-point="5" svg:d="M8898 12910c6892 0 2298-1524 9190-1524" svg:viewBox="0 0 9191 1525">
          <text:p/>
        </draw:connector>
        <draw:custom-shape draw:style-name="gr19" draw:text-style-name="P10" draw:layer="layout" svg:width="5.596cm" svg:height="1.516cm" svg:x="27.103cm" svg:y="14.115cm">
          <text:p text:style-name="P4"><text:span text:style-name="T1">Action now tagged with</text:span></text:p>
          <text:p text:style-name="P4"><text:span text:style-name="T1">meta:{scope:”local”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4.342cm" svg:height="0.962cm" svg:x="30.729cm" svg:y="3.837cm">
          <draw:text-box>
            <text:p>Main Process</text:p>
          </draw:text-box>
        </draw:frame>
        <draw:frame draw:style-name="gr21" draw:text-style-name="P11" draw:layer="layout" svg:width="5.607cm" svg:height="0.962cm" svg:x="11.61cm" svg:y="3.837cm">
          <draw:text-box>
            <text:p>Renderer Process</text:p>
          </draw:text-box>
        </draw:frame>
        <draw:frame draw:style-name="gr22" draw:text-style-name="P12" draw:layer="layout" svg:width="41.5cm" svg:height="1.195cm" svg:x="0.299cm" svg:y="0.399cm">
          <draw:text-box>
            <text:p text:style-name="P4"><text:span text:style-name="T2">Dispatching actions with electron-redux</text:span></text:p>
          </draw:text-box>
        </draw:frame>
        <draw:custom-shape draw:style-name="gr23" draw:text-style-name="P10" draw:layer="layout" svg:width="6.137cm" svg:height="1.97cm" svg:x="9.899cm" svg:y="12.829cm">
          <text:p text:style-name="P4"><text:span text:style-name="T1">Local Action</text:span></text:p>
          <text:p text:style-name="P4"><text:span text:style-name="T1">meta:{scope:”local”}</text:span></text:p>
          <text:p text:style-name="P4"><text:span text:style-name="T1">or type starts with “@@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xml:id="id9" draw:id="id9" draw:layer="layout" svg:width="5.3cm" svg:height="1.4cm" svg:x="3.399cm" svg:y="6.399cm">
          <text:p text:style-name="P4">Startup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8.699cm" svg:y1="7.099cm" svg:x2="18.2cm" svg:y2="7.1cm" draw:start-shape="id9" draw:start-glue-point="1" draw:end-shape="id2" draw:end-glue-point="8" svg:d="M8699 7099c7042 0 2292 1 9501 1" svg:viewBox="0 0 9502 2">
          <text:p/>
        </draw:connector>
        <draw:custom-shape draw:style-name="gr25" draw:text-style-name="P9" draw:layer="layout" svg:width="6.283cm" svg:height="0.709cm" svg:x="9.716cm" svg:y="6.199cm">
          <text:p text:style-name="P4"><text:span text:style-name="T1">{type:”app/INITIALIZE”}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8:57:07.469712247</meta:creation-date>
    <dc:date>2019-01-15T20:33:28.173478664</dc:date>
    <meta:editing-duration>PT17M49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